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391e" officeooo:paragraph-rsid="001f391e" style:font-weight-asian="bold" style:font-weight-complex="bold"/>
    </style:style>
    <style:style style:name="P2" style:family="paragraph" style:parent-style-name="Standard">
      <style:text-properties fo:font-weight="bold" officeooo:rsid="0020bff9" officeooo:paragraph-rsid="0020bff9" style:font-weight-asian="bold" style:font-weight-complex="bold"/>
    </style:style>
    <style:style style:name="P3" style:family="paragraph" style:parent-style-name="Standard">
      <style:text-properties fo:font-weight="bold" officeooo:rsid="0020bff9" officeooo:paragraph-rsid="002225f7" style:font-weight-asian="bold" style:font-weight-complex="bold"/>
    </style:style>
    <style:style style:name="P4" style:family="paragraph" style:parent-style-name="Standard">
      <style:text-properties fo:font-weight="bold" officeooo:rsid="002225f7" officeooo:paragraph-rsid="002225f7" style:font-weight-asian="bold" style:font-weight-complex="bold"/>
    </style:style>
    <style:style style:name="P5" style:family="paragraph" style:parent-style-name="Standard">
      <style:text-properties fo:font-weight="bold" officeooo:rsid="0023d26d" officeooo:paragraph-rsid="0023d26d" style:font-weight-asian="bold" style:font-weight-complex="bold"/>
    </style:style>
    <style:style style:name="P6" style:family="paragraph" style:parent-style-name="Standard">
      <style:text-properties fo:font-weight="bold" officeooo:rsid="003d7262" officeooo:paragraph-rsid="003d7262" style:font-weight-asian="bold" style:font-weight-complex="bold"/>
    </style:style>
    <style:style style:name="P7" style:family="paragraph" style:parent-style-name="Standard">
      <style:text-properties fo:font-weight="normal" officeooo:rsid="001f391e" officeooo:paragraph-rsid="001f391e" style:font-weight-asian="normal" style:font-weight-complex="normal"/>
    </style:style>
    <style:style style:name="P8" style:family="paragraph" style:parent-style-name="Standard">
      <style:text-properties fo:font-weight="normal" officeooo:rsid="002086b8" officeooo:paragraph-rsid="002086b8" style:font-weight-asian="normal" style:font-weight-complex="normal"/>
    </style:style>
    <style:style style:name="P9" style:family="paragraph" style:parent-style-name="Standard">
      <style:text-properties fo:font-weight="normal" officeooo:rsid="0020bff9" officeooo:paragraph-rsid="0020bff9" style:font-weight-asian="normal" style:font-weight-complex="normal"/>
    </style:style>
    <style:style style:name="P10" style:family="paragraph" style:parent-style-name="Standard">
      <style:text-properties fo:font-weight="normal" officeooo:rsid="002225f7" officeooo:paragraph-rsid="002225f7" style:font-weight-asian="normal" style:font-weight-complex="normal"/>
    </style:style>
    <style:style style:name="P11" style:family="paragraph" style:parent-style-name="Standard">
      <style:text-properties fo:font-weight="normal" officeooo:rsid="003927bf" officeooo:paragraph-rsid="003927bf" style:font-weight-asian="normal" style:font-weight-complex="normal"/>
    </style:style>
    <style:style style:name="P12" style:family="paragraph" style:parent-style-name="Standard">
      <style:text-properties fo:font-weight="normal" officeooo:rsid="0039ab55" officeooo:paragraph-rsid="0039ab55" style:font-weight-asian="normal" style:font-weight-complex="normal"/>
    </style:style>
    <style:style style:name="P13" style:family="paragraph" style:parent-style-name="Standard">
      <style:text-properties fo:font-weight="normal" officeooo:rsid="003f5ace" officeooo:paragraph-rsid="003f5ace" style:font-weight-asian="normal" style:font-weight-complex="normal"/>
    </style:style>
    <style:style style:name="P14" style:family="paragraph" style:parent-style-name="Standard">
      <style:text-properties officeooo:paragraph-rsid="002225f7"/>
    </style:style>
    <style:style style:name="P15" style:family="paragraph" style:parent-style-name="Standard">
      <style:text-properties officeooo:paragraph-rsid="00276917"/>
    </style:style>
    <style:style style:name="P16" style:family="paragraph" style:parent-style-name="Standard">
      <style:text-properties officeooo:paragraph-rsid="002c0dcf"/>
    </style:style>
    <style:style style:name="P17" style:family="paragraph" style:parent-style-name="Standard">
      <style:text-properties officeooo:paragraph-rsid="0039ab55"/>
    </style:style>
    <style:style style:name="P18" style:family="paragraph" style:parent-style-name="Standard">
      <style:text-properties officeooo:paragraph-rsid="003927bf"/>
    </style:style>
    <style:style style:name="P19" style:family="paragraph" style:parent-style-name="Standard">
      <style:text-properties officeooo:rsid="003f5ace" officeooo:paragraph-rsid="003f5ace"/>
    </style:style>
    <style:style style:name="T1" style:family="text">
      <style:text-properties officeooo:rsid="0020bff9"/>
    </style:style>
    <style:style style:name="T2" style:family="text">
      <style:text-properties officeooo:rsid="0023d26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225f7" style:font-weight-asian="normal" style:font-weight-complex="normal"/>
    </style:style>
    <style:style style:name="T5" style:family="text">
      <style:text-properties fo:font-weight="normal" officeooo:rsid="0023d26d" style:font-weight-asian="normal" style:font-weight-complex="normal"/>
    </style:style>
    <style:style style:name="T6" style:family="text">
      <style:text-properties fo:font-weight="normal" officeooo:rsid="00246372" style:font-weight-asian="normal" style:font-weight-complex="normal"/>
    </style:style>
    <style:style style:name="T7" style:family="text">
      <style:text-properties fo:font-weight="normal" officeooo:rsid="00256b1d" style:font-weight-asian="normal" style:font-weight-complex="normal"/>
    </style:style>
    <style:style style:name="T8" style:family="text">
      <style:text-properties fo:font-weight="normal" officeooo:rsid="00276917" style:font-weight-asian="normal" style:font-weight-complex="normal"/>
    </style:style>
    <style:style style:name="T9" style:family="text">
      <style:text-properties fo:font-weight="normal" officeooo:rsid="002a3a07" style:font-weight-asian="normal" style:font-weight-complex="normal"/>
    </style:style>
    <style:style style:name="T10" style:family="text">
      <style:text-properties fo:font-weight="normal" officeooo:rsid="002a6e0a" style:font-weight-asian="normal" style:font-weight-complex="normal"/>
    </style:style>
    <style:style style:name="T11" style:family="text">
      <style:text-properties fo:font-weight="normal" officeooo:rsid="002c0dcf" style:font-weight-asian="normal" style:font-weight-complex="normal"/>
    </style:style>
    <style:style style:name="T12" style:family="text">
      <style:text-properties fo:font-weight="normal" officeooo:rsid="002c46ed" style:font-weight-asian="normal" style:font-weight-complex="normal"/>
    </style:style>
    <style:style style:name="T13" style:family="text">
      <style:text-properties fo:font-weight="normal" officeooo:rsid="002cd4e2" style:font-weight-asian="normal" style:font-weight-complex="normal"/>
    </style:style>
    <style:style style:name="T14" style:family="text">
      <style:text-properties fo:font-weight="normal" officeooo:rsid="002ea569" style:font-weight-asian="normal" style:font-weight-complex="normal"/>
    </style:style>
    <style:style style:name="T15" style:family="text">
      <style:text-properties fo:font-weight="normal" officeooo:rsid="002ff991" style:font-weight-asian="normal" style:font-weight-complex="normal"/>
    </style:style>
    <style:style style:name="T16" style:family="text">
      <style:text-properties fo:font-weight="normal" officeooo:rsid="00310a62" style:font-weight-asian="normal" style:font-weight-complex="normal"/>
    </style:style>
    <style:style style:name="T17" style:family="text">
      <style:text-properties fo:font-weight="normal" officeooo:rsid="00317bfc" style:font-weight-asian="normal" style:font-weight-complex="normal"/>
    </style:style>
    <style:style style:name="T18" style:family="text">
      <style:text-properties fo:font-weight="normal" officeooo:rsid="00321431" style:font-weight-asian="normal" style:font-weight-complex="normal"/>
    </style:style>
    <style:style style:name="T19" style:family="text">
      <style:text-properties fo:font-weight="normal" officeooo:rsid="00336962" style:font-weight-asian="normal" style:font-weight-complex="normal"/>
    </style:style>
    <style:style style:name="T20" style:family="text">
      <style:text-properties fo:font-weight="normal" officeooo:rsid="0039ab55" style:font-weight-asian="normal" style:font-weight-complex="normal"/>
    </style:style>
    <style:style style:name="T21" style:family="text">
      <style:text-properties fo:font-weight="normal" officeooo:rsid="003927bf" style:font-weight-asian="normal" style:font-weight-complex="normal"/>
    </style:style>
    <style:style style:name="T22" style:family="text">
      <style:text-properties fo:font-weight="normal" officeooo:rsid="003b2695" style:font-weight-asian="normal" style:font-weight-complex="normal"/>
    </style:style>
    <style:style style:name="T23" style:family="text">
      <style:text-properties fo:font-weight="normal" officeooo:rsid="003c5783" style:font-weight-asian="normal" style:font-weight-complex="normal"/>
    </style:style>
    <style:style style:name="T24" style:family="text">
      <style:text-properties fo:font-weight="normal" officeooo:rsid="00419690" style:font-weight-asian="normal" style:font-weight-complex="normal"/>
    </style:style>
    <style:style style:name="T25" style:family="text">
      <style:text-properties fo:font-weight="normal" officeooo:rsid="00433a5f" style:font-weight-asian="normal" style:font-weight-complex="normal"/>
    </style:style>
    <style:style style:name="T26" style:family="text">
      <style:text-properties officeooo:rsid="0040c9d0"/>
    </style:style>
    <style:style style:name="T27" style:family="text">
      <style:text-properties officeooo:rsid="0044041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era diapositiva:</text:p>
      <text:p text:style-name="P1"/>
      <text:p text:style-name="P7">Muy buen día. Mi nombre es Juan David. Es para mí un placer estar aquí ante ustedes presentándoles mi trabajo de investigación titulado: Diseño del sistema de elución y filtrado de una planta de extracción.</text:p>
      <text:p text:style-name="P7"/>
      <text:p text:style-name="P1">Segunda diapositiva:</text:p>
      <text:p text:style-name="P1"/>
      <text:p text:style-name="P8">El contenido de esta presentación se compone de lo siguiente <text:span text:style-name="T1">(leer)</text:span></text:p>
      <text:p text:style-name="P8"/>
      <text:p text:style-name="P2">Tercera diapositiva:</text:p>
      <text:p text:style-name="P2"/>
      <text:p text:style-name="P10">(leer)</text:p>
      <text:p text:style-name="P10"/>
      <text:p text:style-name="P4">Cuarta diapositiva:</text:p>
      <text:p text:style-name="P3"/>
      <text:p text:style-name="P9">Empezamos con la introducción. Consiste, básicamente, de responder lo siguiente: ¿De qué se trat<text:span text:style-name="T2">ó</text:span> todo esto?</text:p>
      <text:p text:style-name="P9"/>
      <text:p text:style-name="P4">Quinta diapositiva:</text:p>
      <text:p text:style-name="P4"/>
      <text:p text:style-name="P14"><text:span text:style-name="T4">Para </text:span><text:span text:style-name="T5">lograr explicarlo</text:span><text:span text:style-name="T4">, vamos a adoptar </text:span><text:span text:style-name="T5">el método deductivo. E</text:span><text:span text:style-name="T17">s decir:</text:span><text:span text:style-name="T5"> iremos de lo general a lo particular.</text:span></text:p>
      <text:p text:style-name="P14"><text:span text:style-name="T5"/></text:p>
      <text:p text:style-name="P5">Sexta diapositiva:</text:p>
      <text:p text:style-name="P5"/>
      <text:p text:style-name="P15"><text:span text:style-name="T12">Para ello, vamos</text:span><text:span text:style-name="T5"> a hacer un análisis geográfico: Colombia pertenece al selecto grupo de los </text:span><text:span text:style-name="T6">17 países megadiversos del mundo gracias a su posición en la línea ecuatorial. </text:span><text:span text:style-name="T8">En este grupo también se encuentran países como: Ecuador, Brasil, Venezuela, Perú y México, </text:span><text:span text:style-name="T12">por hablar de América Latina.</text:span><text:span text:style-name="T8"> </text:span><text:span text:style-name="T7">D</text:span><text:span text:style-name="T6">esafortunadamente, Colombia también se destaca como uno de los países </text:span><text:span text:style-name="T12">con mayor índice de desigualdad</text:span><text:span text:style-name="T6"> en el mundo; </text:span><text:span text:style-name="T12">hecho que se traduce</text:span><text:span text:style-name="T6"> en pobreza y analfabetismo. Esta inequidad en la distribución de la riqueza impide el desarrollo en ciencia, tecnología e innovación; </text:span><text:span text:style-name="T7">por lo que se opone a</text:span><text:span text:style-name="T8">l correcto aprovechamiento</text:span><text:span text:style-name="T7"> de nuestros recursos naturales</text:span><text:span text:style-name="T6">. </text:span><text:span text:style-name="T8">Debido a ello, cerca del 80% de la producción agrícola </text:span><text:span text:style-name="T18">en Colombia</text:span><text:span text:style-name="T8"> se concentra en monocultivos extensivos como lo son: la palma africana, café, caña de azúcar y plátano, </text:span><text:span text:style-name="T24">por mencionar algunos</text:span><text:span text:style-name="T8">. Dejando de lado nuestra verdadera riqueza natural.</text:span></text:p>
      <text:p text:style-name="P15"><text:span text:style-name="T8"/></text:p>
      <text:p text:style-name="P16"><text:span text:style-name="T8">A </text:span><text:span text:style-name="T9">diferencia de Colombia, los países de mayor riqueza en el mundo se dedican a la investigación y aprovechamiento de las propiedades únicas de los ingredientes naturales obtenidos de una biodiversidad ajena; </text:span><text:span text:style-name="T10">buscando incorporar dentro de su cadena productiva productos que brinden un mejoramiento en la calidad de vida de sus consumidores. </text:span></text:p>
      <text:p text:style-name="P16"><text:span text:style-name="T10"/></text:p>
      <text:p text:style-name="P16"><text:span text:style-name="T11">Siendo dueños </text:span><text:span text:style-name="T12">de esta enorme riqueza, ¿no sería lógico que fuesemos nosotros quienes en realidad tuviesemos la potestad </text:span><text:span text:style-name="T13">para construir</text:span><text:span text:style-name="T12"> el conocimiento y </text:span><text:span text:style-name="T13">desarrollar </text:span><text:span text:style-name="T12">las herramientas para explotar estos mercados y no unos simples proveedores de materias primas? </text:span><text:span text:style-name="T13">¿El hecho de adoptar esta filosofía no podría llegar a brindar un cambio a esta inequitativa realidad que padecemos como país tercermundista? Si nosotros, los latinoamericanos, no tomamos las riendas de nuestros países y empleamos nuestra voluntad para </text:span><text:span text:style-name="T19">generar un cambio</text:span><text:span text:style-name="T13">, nadie más lo hará por nosotros, nadie. Es, en ese sentido, </text:span><text:span text:style-name="T14">donde la innovación es crucial. </text:span><text:span text:style-name="T16">D</text:span><text:span text:style-name="T15">onde la </text:span><text:span text:style-name="T16">creación</text:span><text:span text:style-name="T15"> de nuevas herramientas para </text:span><text:span text:style-name="T19">el </text:span><text:soft-page-break/><text:span text:style-name="T19">aprovechamiento</text:span><text:span text:style-name="T15"> de esta riqueza representan el primer paso para la adopción </text:span><text:span text:style-name="T16">de una nueva era: donde seamos nosotros quienes verdaderamente disfrutemos de los frutos de nuestra madre naturaleza.</text:span></text:p>
      <text:p text:style-name="P8"/>
      <text:p text:style-name="P2">Séptima diapositiva:</text:p>
      <text:p text:style-name="P2"/>
      <text:p text:style-name="P18"><text:span text:style-name="T21">Cuando hablamos de productos naturales, </text:span><text:span text:style-name="T20">nos referimos a</text:span><text:span text:style-name="T21"> productos cosméticos, farmacéuticos o de aseo que contienen, por lo menos, uno de </text:span><text:span text:style-name="T20">estos</text:span><text:span text:style-name="T21"> dos ingredientes: aceites esenciales o extractos naturales. </text:span></text:p>
      <text:p text:style-name="P11"/>
      <text:p text:style-name="P17"><text:span text:style-name="T20">Los aceites esenciales consisten </text:span><text:span text:style-name="T22">en</text:span><text:span text:style-name="T20"> moléculas de bajo y mediano peso molecular empleadas por las plantas para garantizar su supervivencia. Pertenecen a diferentes clases de sustancias químicas: fenoles y terpenos, principalmente. </text:span><text:span text:style-name="T23">Caracterizándose, además, </text:span><text:span text:style-name="T20">por un olor típico y una alta volatilidad.</text:span></text:p>
      <text:p text:style-name="P12"/>
      <text:p text:style-name="P17"><text:span text:style-name="T20">Los extractos son sustancias porecedentes del tejido de las plantas y se componen de metabolitos y flavonoides; tratándose de moléculas de alto peso molecular obtenidas a través de un proceso extractivo, normalmente con solvente, que presentan propiedades de interés.</text:span></text:p>
      <text:p text:style-name="P17"><text:span text:style-name="T20"/></text:p>
      <text:p text:style-name="P19"><text:span text:style-name="T20">E</text:span><text:span text:style-name="T3">l objetivo detrás de este trabajo radica en la obtención de extracto</text:span><text:span text:style-name="T25">s</text:span><text:span text:style-name="T3">.</text:span></text:p>
      <text:p text:style-name="P17"><text:span text:style-name="T20"/></text:p>
      <text:p text:style-name="P6">Octava diapositiva:</text:p>
      <text:p text:style-name="P6"/>
      <text:p text:style-name="P13">El proceso de extracción, <text:span text:style-name="T27">bien </text:span>sea aceite esencial <text:span text:style-name="T26">o extracto, radica en lo siguiente:</text:span></text:p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6T21:12:06.319965433</meta:creation-date>
    <dc:date>2021-02-17T13:09:37.942963219</dc:date>
    <meta:editing-duration>PT1H43M55S</meta:editing-duration>
    <meta:editing-cycles>23</meta:editing-cycles>
    <meta:generator>LibreOffice/6.4.6.2$Linux_X86_64 LibreOffice_project/40$Build-2</meta:generator>
    <meta:document-statistic meta:table-count="0" meta:image-count="0" meta:object-count="0" meta:page-count="2" meta:paragraph-count="21" meta:word-count="555" meta:character-count="3670" meta:non-whitespace-character-count="3134"/>
  </office:meta>
</office:document-meta>
</file>